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196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.8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8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4" table:number-columns-repeated="1017" table:default-cell-style-name="Default"/>
        <table:table-column table:style-name="co4" table:default-cell-style-name="ce2"/>
        <table:table-row table:style-name="ro1">
          <table:table-cell table:style-name="Default" table:number-columns-repeated="6"/>
          <table:table-cell table:number-columns-repeated="1017"/>
          <table:table-cell table:style-name="Default"/>
        </table:table-row>
        <table:table-row table:style-name="ro2">
          <table:table-cell office:value-type="string" calcext:value-type="string">
            <text:p>Formatos CAD y SIG</text:p>
          </table:table-cell>
          <table:table-cell table:formula="of:=FALSE()" office:value-type="float" office:value="0" calcext:value-type="float">
            <text:p>0</text:p>
          </table:table-cell>
          <table:table-cell office:value-type="string" calcext:value-type="string">
            <text:p>Revisión Planos Record Diseño</text:p>
          </table:table-cell>
          <table:table-cell office:value-type="string" calcext:value-type="string">
            <text:p>No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Formatos CAD (dwg ó dxf)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 calcext:value-type="string">
            <text:p>Formatos CAD (pdf)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 calcext:value-type="string">
            <text:p>Formatos SIG (gdb,shapefile ó xm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matos CAD y SIG</text:p>
          </table:table-cell>
          <table:table-cell table:formula="of:=FALSE()" office:value-type="float" office:value="0" calcext:value-type="float">
            <text:p>0</text:p>
          </table:table-cell>
          <table:table-cell office:value-type="string" calcext:value-type="string">
            <text:p>Revisión Planos Record Obra</text:p>
          </table:table-cell>
          <table:table-cell office:value-type="string" calcext:value-type="string">
            <text:p>No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Formatos CAD (dwg ó dxf)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 calcext:value-type="string">
            <text:p>Formatos CAD (pdf)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 calcext:value-type="string">
            <text:p>Formatos SIG_obra (gdb,shapefile ó xm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matos CAD y SIG</text:p>
          </table:table-cell>
          <table:table-cell table:formula="of:=FALSE()" office:value-type="float" office:value="0" calcext:value-type="float">
            <text:p>0</text:p>
          </table:table-cell>
          <table:table-cell office:value-type="string" calcext:value-type="string">
            <text:p>Revisión Planos Record Diseño</text:p>
          </table:table-cell>
          <table:table-cell office:value-type="string" calcext:value-type="string">
            <text:p>Si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Formatos CAD (dwg ó dxf)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 calcext:value-type="string">
            <text:p>Formatos CAD (pdf)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 calcext:value-type="string">
            <text:p>Formatos SIG (gdb,shapefile ó xm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matos CAD y SIG</text:p>
          </table:table-cell>
          <table:table-cell table:formula="of:=FALSE()" office:value-type="float" office:value="0" calcext:value-type="float">
            <text:p>0</text:p>
          </table:table-cell>
          <table:table-cell office:value-type="string" calcext:value-type="string">
            <text:p>Revisión Planos Record Obra</text:p>
          </table:table-cell>
          <table:table-cell office:value-type="string" calcext:value-type="string">
            <text:p>Si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Formatos CAD (dwg ó dxf)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 calcext:value-type="string">
            <text:p>Formatos CAD (pdf)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 calcext:value-type="string">
            <text:p>Formatos SIG (gdb,shapefile ó xml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Rene Linares</meta:initial-creator>
    <meta:creation-date>2022-01-20T15:33:42.073375847</meta:creation-date>
    <dc:date>2022-01-20T16:33:59.064470636</dc:date>
    <dc:creator>Daniel Rene Linares</dc:creator>
    <meta:editing-duration>PT8M9S</meta:editing-duration>
    <meta:editing-cycles>1</meta:editing-cycles>
    <meta:document-statistic meta:table-count="1" meta:cell-count="32" meta:object-count="0"/>
    <meta:generator>LibreOffice/7.2.4.1$Linux_X86_64 LibreOffice_project/20$Build-1</meta:generator>
  </office:meta>
</office:document-meta>
</file>